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D000000C85AAA1CFACD236534.jpg" manifest:media-type="image/jpeg"/>
  <manifest:file-entry manifest:full-path="Pictures/10000201000000E000000091C6648E24292C78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1cd4ac" officeooo:paragraph-rsid="00310db0"/>
    </style:style>
    <style:style style:name="P2" style:family="paragraph" style:parent-style-name="Header">
      <style:paragraph-properties fo:text-align="center" style:justify-single-word="false"/>
      <style:text-properties style:font-name="Liberation Sans" fo:font-size="22pt" fo:font-weight="bold" officeooo:rsid="002c4797" officeooo:paragraph-rsid="00310db0" style:font-size-asian="22pt" style:font-weight-asian="bold" style:font-size-complex="22pt" style:font-weight-complex="bold"/>
    </style:style>
    <style:style style:name="P3" style:family="paragraph" style:parent-style-name="Text_20_body">
      <style:text-properties officeooo:rsid="002c4797" officeooo:paragraph-rsid="002c4797"/>
    </style:style>
    <style:style style:name="P4" style:family="paragraph" style:parent-style-name="Text_20_body">
      <style:text-properties officeooo:rsid="002fb05a" officeooo:paragraph-rsid="002fb05a"/>
    </style:style>
    <style:style style:name="P5" style:family="paragraph" style:parent-style-name="Text_20_body">
      <style:text-properties officeooo:rsid="00310db0" officeooo:paragraph-rsid="00310db0"/>
    </style:style>
    <style:style style:name="P6"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17dfbb" officeooo:paragraph-rsid="003143d6" style:font-size-asian="12pt" style:font-weight-asian="normal" style:font-size-complex="12pt" style:font-weight-complex="normal"/>
    </style:style>
    <style:style style:name="P7"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3143d6" officeooo:paragraph-rsid="003143d6" style:font-size-asian="12pt" style:font-weight-asian="normal" style:font-size-complex="12pt" style:font-weight-complex="normal"/>
    </style:style>
    <style:style style:name="P8" style:family="paragraph" style:parent-style-name="Text_20_body">
      <style:text-properties officeooo:rsid="0033ec48" officeooo:paragraph-rsid="0033ec48"/>
    </style:style>
    <style:style style:name="P9" style:family="paragraph" style:parent-style-name="Text_20_body">
      <style:text-properties officeooo:rsid="0033ec48" officeooo:paragraph-rsid="003732ea"/>
    </style:style>
    <style:style style:name="P10" style:family="paragraph" style:parent-style-name="Heading_20_1">
      <style:text-properties officeooo:rsid="002fb05a" officeooo:paragraph-rsid="002fb05a"/>
    </style:style>
    <style:style style:name="T1" style:family="text">
      <style:text-properties officeooo:rsid="002e1489"/>
    </style:style>
    <style:style style:name="T2" style:family="text">
      <style:text-properties officeooo:rsid="002fb05a"/>
    </style:style>
    <style:style style:name="T3" style:family="text">
      <style:text-properties officeooo:rsid="0032aab9"/>
    </style:style>
    <style:style style:name="T4" style:family="text">
      <style:text-properties officeooo:rsid="003732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NDRE Valentin<text:tab/><text:tab/></text:p>
      <text:p text:style-name="P1">DEFOSSE Benjamin</text:p>
      <text:p text:style-name="P1">DUQUENNOY Antoine<text:tab/><text:tab/>2016/2017</text:p>
      <text:p text:style-name="P1">NOVEL Mathias</text:p>
      <text:p text:style-name="P1">MARCO Florian</text:p>
      <text:p text:style-name="P2">TESTS</text:p>
      <text:h text:style-name="Heading_20_1" text:outline-level="1"/>
      <text:h text:style-name="Heading_20_1" text:outline-level="1">Liste des tests <text:span text:style-name="T2">pour la phase 1</text:span> :</text:h>
      <text:p text:style-name="P4">Nous avons utilisé les fichiers de test fourni<text:span text:style-name="T3">s</text:span> dans le sujet, ainsi que deux fichiers objet, qui sont le résultat d’une compilation de fichier C qui réalise une addition, une multiplication, <text:span text:style-name="T3">une division et une soustraction</text:span>.</text:p>
      <text:p text:style-name="P4">A chaque fois nous avons testé nos fonctions sur ces deux fichiers et le but était de comparer le résultat produit avec la commande readelf.</text:p>
      <text:p text:style-name="P3"/>
      <text:h text:style-name="Heading_20_4" text:outline-level="4">Etape 1 : Affichage de l'en-tête</text:h>
      <text:p text:style-name="P3">Testé en comparaison avec readelf -h</text:p>
      <text:p text:style-name="P3"/>
      <text:h text:style-name="Heading_20_4" text:outline-level="4">Etape 2 : <text:span text:style-name="T1">Affichage de la table des sections et des détails relatifs à chaque section</text:span></text:h>
      <text:p text:style-name="P3">Testé en comparaison avec readelf -S</text:p>
      <text:p text:style-name="P3"/>
      <text:h text:style-name="Heading_20_4" text:outline-level="4">Etape 3 : Affichage du contenu d'une section</text:h>
      <text:p text:style-name="P3">Testé en comparaison avec readelf -x</text:p>
      <text:p text:style-name="P3"/>
      <text:h text:style-name="Heading_20_4" text:outline-level="4">Etape 4 : <text:span text:style-name="T1">Affichage de la table des symboles et des détails relatifs à chaque symbole</text:span></text:h>
      <text:p text:style-name="P3">Testé en comparaison avec readelf -s</text:p>
      <text:p text:style-name="P3"/>
      <text:h text:style-name="Heading_20_4" text:outline-level="4">Etape 5 : <text:span text:style-name="T1">Affichage des tables de réimplantation et des détails relatifs à chaque entrée</text:span></text:h>
      <text:p text:style-name="P3">Testé en comparaison avec readelf -r</text:p>
      <text:p text:style-name="P3"/>
      <text:h text:style-name="P10" text:outline-level="1"><text:soft-page-break/></text:h>
      <text:h text:style-name="P10" text:outline-level="1">Liste des tests pour la phase 2 :</text:h>
      <text:p text:style-name="P4">Très rapidement, nous avons implémenté la fonction d’écriture dans le fichier fusionné. Pour voir si notre fichier résultat était bien au format elf, nous n’avons qu’à appliquer la fonction readelf et voir si elle fonctionnait. Lorsqu’elle ne fonctionnait pas, elle nous indiquait de plus l’erreur qu’elle rencontrait, comme par exemple le numéro magique qui n’était pas bon.</text:p>
      <text:p text:style-name="P5">Nous avons aussi regardé les différents offsets fournis par notre programme et avons recherché cet offset directement dans le fichier résultat afin de voir si c’était cohérent. Comme pour le début de la table des chaines.</text:p>
      <text:p text:style-name="P4"/>
      <text:p text:style-name="P4">Nous avons également utilisé nos fonction de lecture et d’affichage de la première phase afin de voir le résultat de chaque partie.</text:p>
      <text:h text:style-name="Heading_20_4" text:outline-level="4">Etape 6 : <text:span text:style-name="T1">Fusion et renumérotation des sections</text:span></text:h>
      <text:p text:style-name="P8">Comparaison <text:span text:style-name="T4">avec readelf</text:span> du fichier résultat avec celui généré par les commandes arm.</text:p>
      <text:h text:style-name="Heading_20_4" text:outline-level="4">Etape 7 : <text:span text:style-name="T1">Fusion, renumérotation et correction des symboles</text:span></text:h>
      <text:p text:style-name="P5">Nous avons affiché la table des symboles des premiers fichiers puis celle de nos fichiers résultats. On a ensuite comparé le résultat par rapport aux premiers fichiers et avons recherché si des symboles avaient disparu alors qu’ils n’auraient pas dû ou si ils étaient resté alors qu’ils n’auraient pas dû non plus.</text:p>
      <text:p text:style-name="P3"/>
      <text:h text:style-name="Heading_20_4" text:outline-level="4">Etape 8 : <text:span text:style-name="T1">Fusion et correction des tables de réimplantation</text:span></text:h>
      <text:p text:style-name="P9">Comparaison <text:span text:style-name="T4">avec readelf </text:span>du fichier résultat avec celui généré par les commandes arm.</text:p>
      <text:h text:style-name="Heading_20_4" text:outline-level="4">Etape 9 : <text:span text:style-name="T1">Production d'un fichier résultat au format ELF</text:span></text:h>
      <text:p text:style-name="P5">Le fichier étant produit au fur et à mesure, nous n’avons qu’à tester si il était bien au format elf, si la commande readelf arrivait à bien faire son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Horizontal_20_Line"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17dfbb" officeooo:paragraph-rsid="003143d6" style:font-size-asian="12pt" style:font-weight-asian="normal" style:font-size-complex="12pt" style:font-weight-complex="normal"/>
    </style:style>
    <style:style style:name="MP2"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3143d6" officeooo:paragraph-rsid="003143d6" style:font-size-asian="12pt" style:font-weight-asian="normal" style:font-size-complex="12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09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0.265cm" svg:y="-0.185cm" svg:width="2.515cm" svg:height="1.628cm" draw:z-index="1"><draw:image xlink:href="Pictures/10000201000000E000000091C6648E24292C784C.png" xlink:type="simple" xlink:show="embed" xlink:actuate="onLoad"/></draw:frame><draw:frame draw:style-name="Mfr1" draw:name="Image2" text:anchor-type="paragraph" svg:x="14.887cm" svg:y="-0.263cm" svg:width="1.626cm" svg:height="1.882cm" draw:z-index="3"><draw:image xlink:href="Pictures/10000000000000AD000000C85AAA1CFACD236534.jpg" xlink:type="simple" xlink:show="embed" xlink:actuate="onLoad"/></draw:frame>Projet L3 Informatique S1 <text:s/></text:p>
        <text:p text:style-name="MP2">Tes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3T10:20:41.387948399</dc:date>
    <meta:editing-duration>PT1H5M26S</meta:editing-duration>
    <meta:editing-cycles>21</meta:editing-cycles>
    <meta:generator>LibreOffice/5.1.4.2$Linux_X86_64 LibreOffice_project/10m0$Build-2</meta:generator>
    <meta:document-statistic meta:table-count="0" meta:image-count="2" meta:object-count="0" meta:page-count="2" meta:paragraph-count="33" meta:word-count="445" meta:character-count="2659" meta:non-whitespace-character-count="2242"/>
  </office:meta>
</office:document-meta>
</file>